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d8ac" officeooo:paragraph-rsid="000cd8ac"/>
    </style:style>
    <style:style style:name="P2" style:family="paragraph" style:parent-style-name="Standard">
      <style:text-properties officeooo:rsid="000cd8ac" officeooo:paragraph-rsid="00151a08"/>
    </style:style>
    <style:style style:name="P3" style:family="paragraph" style:parent-style-name="Standard">
      <style:text-properties officeooo:rsid="00114cfb" officeooo:paragraph-rsid="00114cfb"/>
    </style:style>
    <style:style style:name="P4" style:family="paragraph" style:parent-style-name="Standard" style:list-style-name="L1">
      <style:text-properties officeooo:rsid="00172bad" officeooo:paragraph-rsid="00172bad"/>
    </style:style>
    <style:style style:name="P5" style:family="paragraph" style:parent-style-name="Standard" style:list-style-name="L1">
      <style:text-properties officeooo:rsid="00151a08" officeooo:paragraph-rsid="00151a08"/>
    </style:style>
    <style:style style:name="P6" style:family="paragraph" style:parent-style-name="Standard" style:list-style-name="L1">
      <style:text-properties officeooo:rsid="0013b29a" officeooo:paragraph-rsid="00151a08"/>
    </style:style>
    <style:style style:name="P7" style:family="paragraph" style:parent-style-name="Standard" style:list-style-name="L2">
      <style:text-properties officeooo:rsid="0013b29a" officeooo:paragraph-rsid="0013b29a"/>
    </style:style>
    <style:style style:name="P8" style:family="paragraph" style:parent-style-name="Standard" style:list-style-name="L2">
      <style:text-properties officeooo:rsid="000cd8ac" officeooo:paragraph-rsid="000cd8ac"/>
    </style:style>
    <style:style style:name="P9" style:family="paragraph" style:parent-style-name="Standard" style:list-style-name="L2">
      <style:text-properties style:text-line-through-style="solid" style:text-line-through-type="single" officeooo:rsid="000f6ac5" officeooo:paragraph-rsid="000f6ac5"/>
    </style:style>
    <style:style style:name="P10" style:family="paragraph" style:parent-style-name="Standard" style:list-style-name="L2">
      <style:text-properties style:text-line-through-style="solid" style:text-line-through-type="single" officeooo:rsid="0013b29a" officeooo:paragraph-rsid="0013b29a"/>
    </style:style>
    <style:style style:name="P11" style:family="paragraph" style:parent-style-name="Standard" style:list-style-name="L2">
      <style:text-properties officeooo:rsid="00131aaf" officeooo:paragraph-rsid="00131aaf"/>
    </style:style>
    <style:style style:name="P12" style:family="paragraph" style:parent-style-name="Standard" style:list-style-name="L1">
      <style:text-properties officeooo:rsid="0017ffec" officeooo:paragraph-rsid="0017ffec"/>
    </style:style>
    <style:style style:name="T1" style:family="text">
      <style:text-properties officeooo:rsid="0013b29a"/>
    </style:style>
    <style:style style:name="T2" style:family="text">
      <style:text-properties officeooo:rsid="00151a0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nge list <text:span text:style-name="T2">6.01 (</text:span>Olive <text:span text:style-name="T2">branch)</text:span> → <text:span text:style-name="T2">6.02 (O</text:span>live <text:span text:style-name="T2">oil)</text:span></text:p>
      <text:list xml:id="list2116404947431856154" text:style-name="L1">
        <text:list-item>
          <text:p text:style-name="P4">New FreeCAD assemblies</text:p>
        </text:list-item>
        <text:list-item>
          <text:p text:style-name="P4">New printed part naming convention</text:p>
        </text:list-item>
        <text:list-item>
          <text:p text:style-name="P4">Minor updates to the manual and guides</text:p>
        </text:list-item>
        <text:list-item>
          <text:p text:style-name="P5">Firmware v1.0.2.21</text:p>
          <text:list>
            <text:list-item>
              <text:p text:style-name="P12">Reduce the cooling bed hysteresis window to 0.75 degrees C</text:p>
            </text:list-item>
            <text:list-item>
              <text:p text:style-name="P12">Make the timeout to status macro 60 seconds rather than 15</text:p>
            </text:list-item>
          </text:list>
        </text:list-item>
        <text:list-item>
          <text:p text:style-name="P5">Cura v21.04</text:p>
          <text:list>
            <text:list-item>
              <text:p text:style-name="P5">New firmware</text:p>
            </text:list-item>
            <text:list-item>
              <text:p text:style-name="P6">New profiles</text:p>
            </text:list-item>
          </text:list>
        </text:list-item>
        <text:list-item>
          <text:p text:style-name="P4">Revisions to assembly drawings</text:p>
          <text:list>
            <text:list-item>
              <text:p text:style-name="P4"><text:a xlink:type="simple" xlink:href="https://code.alephobjects.com/rTAZOLIVEd186363c8130130711ccde257dd8f7f793d9a4bc" text:style-name="Internet_20_link" text:visited-style-name="Visited_20_Internet_20_Link">https://code.alephobjects.com/rTAZOLIVEd186363c8130130711ccde257dd8f7f793d9a4bc</text:a></text:p>
            </text:list-item>
            <text:list-item>
              <text:p text:style-name="P4"><text:a xlink:type="simple" xlink:href="https://code.alephobjects.com/rTAZOLIVE529bee2829368d0c939e29a50ff8c2b0c09d4ac3" text:style-name="Internet_20_link" text:visited-style-name="Visited_20_Internet_20_Link">https://code.alephobjects.com/rTAZOLIVE529bee2829368d0c939e29a50ff8c2b0c09d4ac3</text:a></text:p>
            </text:list-item>
            <text:list-item>
              <text:p text:style-name="P4"><text:a xlink:type="simple" xlink:href="https://code.alephobjects.com/rTAZOLIVEa99d7b567d6e8348bec51e3ab09b9ec722ff2383" text:style-name="Internet_20_link" text:visited-style-name="Visited_20_Internet_20_Link">https://code.alephobjects.com/rTAZOLIVEa99d7b567d6e8348bec51e3ab09b9ec722ff2383</text:a></text:p>
            </text:list-item>
            <text:list-item>
              <text:p text:style-name="P4"><text:a xlink:type="simple" xlink:href="https://code.alephobjects.com/rTAZOLIVEc5b7be8503e35b43f203976cf09fa73bef7b6efb" text:style-name="Internet_20_link" text:visited-style-name="Visited_20_Internet_20_Link">https://code.alephobjects.com/rTAZOLIVEc5b7be8503e35b43f203976cf09fa73bef7b6efb</text:a></text:p>
            </text:list-item>
            <text:list-item>
              <text:p text:style-name="P4"><text:a xlink:type="simple" xlink:href="https://code.alephobjects.com/rTAZOLIVEd17c96ccdc37b8e467373e4c696cd18dc134262a" text:style-name="Internet_20_link" text:visited-style-name="Visited_20_Internet_20_Link">https://code.alephobjects.com/rTAZOLIVEd17c96ccdc37b8e467373e4c696cd18dc134262a</text:a></text:p>
            </text:list-item>
            <text:list-item>
              <text:p text:style-name="P4"/>
            </text:list-item>
          </text:list>
        </text:list-item>
      </text:list>
      <text:p text:style-name="P1"/>
      <text:p text:style-name="P1">Change list <text:span text:style-name="T2">6.0 (</text:span>Olive<text:span text:style-name="T2">)</text:span> → <text:span text:style-name="T2">6.01 (O</text:span>live branch<text:span text:style-name="T2">)</text:span></text:p>
      <text:p text:style-name="P1"/>
      <text:list xml:id="list6229693294766254860" text:style-name="L2">
        <text:list-item>
          <text:p text:style-name="P8">Firmware <text:span text:style-name="T2">v1.0.2.20</text:span></text:p>
          <text:list>
            <text:list-item>
              <text:p text:style-name="P7">“Thermal Runaway” is now “Thermal Error”</text:p>
            </text:list-item>
            <text:list-item>
              <text:p text:style-name="P7">M119 now shows z-min and z-probe status for easier TSR diagnostics</text:p>
            </text:list-item>
            <text:list-item>
              <text:p text:style-name="P7">Toolhead now moves to center x and z cleaning position after probe fail</text:p>
            </text:list-item>
          </text:list>
        </text:list-item>
        <text:list-item>
          <text:p text:style-name="P8">Cura</text:p>
          <text:list>
            <text:list-item>
              <text:p text:style-name="P7">New firmware</text:p>
            </text:list-item>
            <text:list-item>
              <text:p text:style-name="P7">New profiles</text:p>
            </text:list-item>
            <text:list-item>
              <text:p text:style-name="P7">Other incremental changes</text:p>
            </text:list-item>
          </text:list>
        </text:list-item>
        <text:list-item>
          <text:p text:style-name="P8">Heat sink removed (already implemented in end of Olive)</text:p>
        </text:list-item>
        <text:list-item>
          <text:p text:style-name="P8">Cables <text:span text:style-name="T1">made </text:span>by CCX</text:p>
          <text:list>
            <text:list-item>
              <text:p text:style-name="P7">Qual<text:span text:style-name="T2">i</text:span>ty is looking great, frees up bandwidth in house</text:p>
            </text:list-item>
          </text:list>
        </text:list-item>
        <text:list-item>
          <text:p text:style-name="P9">New finish on Igus smooth rods</text:p>
          <text:list>
            <text:list-item>
              <text:p text:style-name="P10">Matte finish will work better with precision igus bushings</text:p>
            </text:list-item>
          </text:list>
        </text:list-item>
        <text:list-item>
          <text:p text:style-name="P11">New multilevel BOM structure</text:p>
          <text:list>
            <text:list-item>
              <text:p text:style-name="P7">Still verifying with mfg.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08:13:17.886666632</meta:creation-date>
    <dc:date>2017-02-21T12:55:36.798669423</dc:date>
    <meta:editing-duration>PT31M56S</meta:editing-duration>
    <meta:editing-cycles>4</meta:editing-cycles>
    <meta:generator>LibreOffice/5.2.5.1$Linux_X86_64 LibreOffice_project/20m0$Build-1</meta:generator>
    <dc:creator>aleph </dc:creator>
    <meta:document-statistic meta:table-count="0" meta:image-count="0" meta:object-count="0" meta:page-count="1" meta:paragraph-count="33" meta:word-count="186" meta:character-count="1329" meta:non-whitespace-character-count="1206"/>
  </office:meta>
</office:document-meta>
</file>